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23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u.ifmo.mpp.jmh.Benchmarks.incThreadCount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460022" calcext:value-type="float">
            <text:p>0,460022</text:p>
          </table:table-cell>
          <table:table-cell office:value-type="float" office:value="0.044503" calcext:value-type="float">
            <text:p>0,04450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479874" calcext:value-type="float">
            <text:p>0,479874</text:p>
          </table:table-cell>
          <table:table-cell office:value-type="float" office:value="0.0526" calcext:value-type="float">
            <text:p>0,052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read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34332" calcext:value-type="float">
            <text:p>0,134332</text:p>
          </table:table-cell>
          <table:table-cell office:value-type="float" office:value="0.053173" calcext:value-type="float">
            <text:p>0,05317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writ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45543" calcext:value-type="float">
            <text:p>0,345543</text:p>
          </table:table-cell>
          <table:table-cell office:value-type="float" office:value="0.006056" calcext:value-type="float">
            <text:p>0,00605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60853" calcext:value-type="float">
            <text:p>0,60853</text:p>
          </table:table-cell>
          <table:table-cell office:value-type="float" office:value="0.016567" calcext:value-type="float">
            <text:p>0,01656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read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64987" calcext:value-type="float">
            <text:p>0,264987</text:p>
          </table:table-cell>
          <table:table-cell office:value-type="float" office:value="0.021664" calcext:value-type="float">
            <text:p>0,02166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writ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43543" calcext:value-type="float">
            <text:p>0,343543</text:p>
          </table:table-cell>
          <table:table-cell office:value-type="float" office:value="0.00595" calcext:value-type="float">
            <text:p>0,0059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Benchmark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649" calcext:value-type="float">
            <text:p>0,00649</text:p>
          </table:table-cell>
          <table:table-cell office:value-type="float" office:value="0.001682" calcext:value-type="float">
            <text:p>0,00168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Threads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68321" calcext:value-type="float">
            <text:p>0,068321</text:p>
          </table:table-cell>
          <table:table-cell office:value-type="float" office:value="0.003677" calcext:value-type="float">
            <text:p>0,00367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Benchmark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6866" calcext:value-type="float">
            <text:p>0,016866</text:p>
          </table:table-cell>
          <table:table-cell office:value-type="float" office:value="0.003471" calcext:value-type="float">
            <text:p>0,00347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Thread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59099" calcext:value-type="float">
            <text:p>0,059099</text:p>
          </table:table-cell>
          <table:table-cell office:value-type="float" office:value="0.000709" calcext:value-type="float">
            <text:p>0,00070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Benchmark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608877" calcext:value-type="float">
            <text:p>0,608877</text:p>
          </table:table-cell>
          <table:table-cell office:value-type="float" office:value="0.035986" calcext:value-type="float">
            <text:p>0,03598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Thread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15871" calcext:value-type="float">
            <text:p>0,215871</text:p>
          </table:table-cell>
          <table:table-cell office:value-type="float" office:value="0.019972" calcext:value-type="float">
            <text:p>0,01997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97626" calcext:value-type="float">
            <text:p>0,397626</text:p>
          </table:table-cell>
          <table:table-cell office:value-type="float" office:value="0.009993" calcext:value-type="float">
            <text:p>0,00999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read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48406" calcext:value-type="float">
            <text:p>0,048406</text:p>
          </table:table-cell>
          <table:table-cell office:value-type="float" office:value="0.00381" calcext:value-type="float">
            <text:p>0,0038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writ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4922" calcext:value-type="float">
            <text:p>0,34922</text:p>
          </table:table-cell>
          <table:table-cell office:value-type="float" office:value="0.007926" calcext:value-type="float">
            <text:p>0,00792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598067" calcext:value-type="float">
            <text:p>0,598067</text:p>
          </table:table-cell>
          <table:table-cell office:value-type="float" office:value="0.023763" calcext:value-type="float">
            <text:p>0,02376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read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57187" calcext:value-type="float">
            <text:p>0,257187</text:p>
          </table:table-cell>
          <table:table-cell office:value-type="float" office:value="0.024446" calcext:value-type="float">
            <text:p>0,02444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writ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4088" calcext:value-type="float">
            <text:p>0,34088</text:p>
          </table:table-cell>
          <table:table-cell office:value-type="float" office:value="0.009515" calcext:value-type="float">
            <text:p>0,00951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96807" calcext:value-type="float">
            <text:p>0,396807</text:p>
          </table:table-cell>
          <table:table-cell office:value-type="float" office:value="0.009313" calcext:value-type="float">
            <text:p>0,00931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read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47384" calcext:value-type="float">
            <text:p>0,047384</text:p>
          </table:table-cell>
          <table:table-cell office:value-type="float" office:value="0.002553" calcext:value-type="float">
            <text:p>0,00255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writ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49423" calcext:value-type="float">
            <text:p>0,349423</text:p>
          </table:table-cell>
          <table:table-cell office:value-type="float" office:value="0.008229" calcext:value-type="float">
            <text:p>0,00822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85609" calcext:value-type="float">
            <text:p>0,385609</text:p>
          </table:table-cell>
          <table:table-cell office:value-type="float" office:value="0.021033" calcext:value-type="float">
            <text:p>0,02103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read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71981" calcext:value-type="float">
            <text:p>0,271981</text:p>
          </table:table-cell>
          <table:table-cell office:value-type="float" office:value="0.018347" calcext:value-type="float">
            <text:p>0,01834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writer</text:p>
          </table:table-cell>
          <table:table-cell office:value-type="string" calcext:value-type="string">
            <text:p>thrp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13628" calcext:value-type="float">
            <text:p>0,113628</text:p>
          </table:table-cell>
          <table:table-cell office:value-type="float" office:value="0.004955" calcext:value-type="float">
            <text:p>0,00495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Benchmarks.incThreadCount</text:p>
          </table:table-cell>
          <table:table-cell office:value-type="string" calcext:value-type="string">
            <text:p>thrp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537907" calcext:value-type="float">
            <text:p>0,537907</text:p>
          </table:table-cell>
          <table:table-cell office:value-type="float" office:value="0.00827" calcext:value-type="float">
            <text:p>0,0082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771302" calcext:value-type="float">
            <text:p>0,771302</text:p>
          </table:table-cell>
          <table:table-cell office:value-type="float" office:value="0.019647" calcext:value-type="float">
            <text:p>0,01964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11494" calcext:value-type="float">
            <text:p>0,111494</text:p>
          </table:table-cell>
          <table:table-cell office:value-type="float" office:value="0.028203" calcext:value-type="float">
            <text:p>0,02820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59808" calcext:value-type="float">
            <text:p>0,659808</text:p>
          </table:table-cell>
          <table:table-cell office:value-type="float" office:value="0.019914" calcext:value-type="float">
            <text:p>0,01991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22044" calcext:value-type="float">
            <text:p>0,922044</text:p>
          </table:table-cell>
          <table:table-cell office:value-type="float" office:value="0.027326" calcext:value-type="float">
            <text:p>0,02732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81288" calcext:value-type="float">
            <text:p>0,281288</text:p>
          </table:table-cell>
          <table:table-cell office:value-type="float" office:value="0.012175" calcext:value-type="float">
            <text:p>0,01217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40755" calcext:value-type="float">
            <text:p>0,640755</text:p>
          </table:table-cell>
          <table:table-cell office:value-type="float" office:value="0.018669" calcext:value-type="float">
            <text:p>0,01866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Benchmark</text:p>
          </table:table-cell>
          <table:table-cell office:value-type="string" calcext:value-type="string">
            <text:p>thrp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20299" calcext:value-type="float">
            <text:p>0,020299</text:p>
          </table:table-cell>
          <table:table-cell office:value-type="float" office:value="0.001171" calcext:value-type="float">
            <text:p>0,00117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Threads</text:p>
          </table:table-cell>
          <table:table-cell office:value-type="string" calcext:value-type="string">
            <text:p>thrp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87202" calcext:value-type="float">
            <text:p>0,087202</text:p>
          </table:table-cell>
          <table:table-cell office:value-type="float" office:value="0.002113" calcext:value-type="float">
            <text:p>0,00211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Benchmark</text:p>
          </table:table-cell>
          <table:table-cell office:value-type="string" calcext:value-type="string">
            <text:p>thrp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5781" calcext:value-type="float">
            <text:p>0,015781</text:p>
          </table:table-cell>
          <table:table-cell office:value-type="float" office:value="0.000891" calcext:value-type="float">
            <text:p>0,00089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Thread</text:p>
          </table:table-cell>
          <table:table-cell office:value-type="string" calcext:value-type="string">
            <text:p>thrp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80279" calcext:value-type="float">
            <text:p>0,080279</text:p>
          </table:table-cell>
          <table:table-cell office:value-type="float" office:value="0.000874" calcext:value-type="float">
            <text:p>0,00087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Benchmark</text:p>
          </table:table-cell>
          <table:table-cell office:value-type="string" calcext:value-type="string">
            <text:p>thrp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631012" calcext:value-type="float">
            <text:p>0,631012</text:p>
          </table:table-cell>
          <table:table-cell office:value-type="float" office:value="0.002122" calcext:value-type="float">
            <text:p>0,00212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Thread</text:p>
          </table:table-cell>
          <table:table-cell office:value-type="string" calcext:value-type="string">
            <text:p>thrp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25156" calcext:value-type="float">
            <text:p>0,225156</text:p>
          </table:table-cell>
          <table:table-cell office:value-type="float" office:value="0.001658" calcext:value-type="float">
            <text:p>0,00165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50466" calcext:value-type="float">
            <text:p>0,550466</text:p>
          </table:table-cell>
          <table:table-cell office:value-type="float" office:value="0.052774" calcext:value-type="float">
            <text:p>0,05277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45283" calcext:value-type="float">
            <text:p>0,045283</text:p>
          </table:table-cell>
          <table:table-cell office:value-type="float" office:value="0.005651" calcext:value-type="float">
            <text:p>0,00565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05182" calcext:value-type="float">
            <text:p>0,505182</text:p>
          </table:table-cell>
          <table:table-cell office:value-type="float" office:value="0.058028" calcext:value-type="float">
            <text:p>0,05802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39229" calcext:value-type="float">
            <text:p>0,939229</text:p>
          </table:table-cell>
          <table:table-cell office:value-type="float" office:value="0.01459" calcext:value-type="float">
            <text:p>0,0145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84779" calcext:value-type="float">
            <text:p>0,284779</text:p>
          </table:table-cell>
          <table:table-cell office:value-type="float" office:value="0.011132" calcext:value-type="float">
            <text:p>0,01113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5445" calcext:value-type="float">
            <text:p>0,65445</text:p>
          </table:table-cell>
          <table:table-cell office:value-type="float" office:value="0.005575" calcext:value-type="float">
            <text:p>0,00557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43649" calcext:value-type="float">
            <text:p>0,543649</text:p>
          </table:table-cell>
          <table:table-cell office:value-type="float" office:value="0.051022" calcext:value-type="float">
            <text:p>0,05102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45668" calcext:value-type="float">
            <text:p>0,045668</text:p>
          </table:table-cell>
          <table:table-cell office:value-type="float" office:value="0.005919" calcext:value-type="float">
            <text:p>0,00591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497981" calcext:value-type="float">
            <text:p>0,497981</text:p>
          </table:table-cell>
          <table:table-cell office:value-type="float" office:value="0.056416" calcext:value-type="float">
            <text:p>0,05641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01428" calcext:value-type="float">
            <text:p>0,501428</text:p>
          </table:table-cell>
          <table:table-cell office:value-type="float" office:value="0.031181" calcext:value-type="float">
            <text:p>0,03118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363313" calcext:value-type="float">
            <text:p>0,363313</text:p>
          </table:table-cell>
          <table:table-cell office:value-type="float" office:value="0.021849" calcext:value-type="float">
            <text:p>0,02184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38115" calcext:value-type="float">
            <text:p>0,138115</text:p>
          </table:table-cell>
          <table:table-cell office:value-type="float" office:value="0.010995" calcext:value-type="float">
            <text:p>0,01099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Benchmarks.incThreadCount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50434" calcext:value-type="float">
            <text:p>0,550434</text:p>
          </table:table-cell>
          <table:table-cell office:value-type="float" office:value="0.010847" calcext:value-type="float">
            <text:p>0,01084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771142" calcext:value-type="float">
            <text:p>0,771142</text:p>
          </table:table-cell>
          <table:table-cell office:value-type="float" office:value="0.022095" calcext:value-type="float">
            <text:p>0,02209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97839" calcext:value-type="float">
            <text:p>0,097839</text:p>
          </table:table-cell>
          <table:table-cell office:value-type="float" office:value="0.020512" calcext:value-type="float">
            <text:p>0,02051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73303" calcext:value-type="float">
            <text:p>0,673303</text:p>
          </table:table-cell>
          <table:table-cell office:value-type="float" office:value="0.009601" calcext:value-type="float">
            <text:p>0,00960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41047" calcext:value-type="float">
            <text:p>0,941047</text:p>
          </table:table-cell>
          <table:table-cell office:value-type="float" office:value="0.015532" calcext:value-type="float">
            <text:p>0,01553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8734" calcext:value-type="float">
            <text:p>0,28734</text:p>
          </table:table-cell>
          <table:table-cell office:value-type="float" office:value="0.010418" calcext:value-type="float">
            <text:p>0,01041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53707" calcext:value-type="float">
            <text:p>0,653707</text:p>
          </table:table-cell>
          <table:table-cell office:value-type="float" office:value="0.00791" calcext:value-type="float">
            <text:p>0,0079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23803" calcext:value-type="float">
            <text:p>0,023803</text:p>
          </table:table-cell>
          <table:table-cell office:value-type="float" office:value="0.000921" calcext:value-type="float">
            <text:p>0,00092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Threads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02339" calcext:value-type="float">
            <text:p>0,102339</text:p>
          </table:table-cell>
          <table:table-cell office:value-type="float" office:value="0.001406" calcext:value-type="float">
            <text:p>0,00140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5272" calcext:value-type="float">
            <text:p>0,015272</text:p>
          </table:table-cell>
          <table:table-cell office:value-type="float" office:value="0.000442" calcext:value-type="float">
            <text:p>0,00044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Threa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01285" calcext:value-type="float">
            <text:p>0,101285</text:p>
          </table:table-cell>
          <table:table-cell office:value-type="float" office:value="0.000872" calcext:value-type="float">
            <text:p>0,00087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2108" calcext:value-type="float">
            <text:p>0,62108</text:p>
          </table:table-cell>
          <table:table-cell office:value-type="float" office:value="0.003057" calcext:value-type="float">
            <text:p>0,00305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Threa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12234" calcext:value-type="float">
            <text:p>0,212234</text:p>
          </table:table-cell>
          <table:table-cell office:value-type="float" office:value="0.001294" calcext:value-type="float">
            <text:p>0,00129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57436" calcext:value-type="float">
            <text:p>0,557436</text:p>
          </table:table-cell>
          <table:table-cell office:value-type="float" office:value="0.048063" calcext:value-type="float">
            <text:p>0,04806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46236" calcext:value-type="float">
            <text:p>0,046236</text:p>
          </table:table-cell>
          <table:table-cell office:value-type="float" office:value="0.006746" calcext:value-type="float">
            <text:p>0,00674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112" calcext:value-type="float">
            <text:p>0,5112</text:p>
          </table:table-cell>
          <table:table-cell office:value-type="float" office:value="0.054395" calcext:value-type="float">
            <text:p>0,05439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38019" calcext:value-type="float">
            <text:p>0,938019</text:p>
          </table:table-cell>
          <table:table-cell office:value-type="float" office:value="0.015059" calcext:value-type="float">
            <text:p>0,01505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84466" calcext:value-type="float">
            <text:p>0,284466</text:p>
          </table:table-cell>
          <table:table-cell office:value-type="float" office:value="0.009864" calcext:value-type="float">
            <text:p>0,00986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53553" calcext:value-type="float">
            <text:p>0,653553</text:p>
          </table:table-cell>
          <table:table-cell office:value-type="float" office:value="0.00819" calcext:value-type="float">
            <text:p>0,0081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86356" calcext:value-type="float">
            <text:p>0,586356</text:p>
          </table:table-cell>
          <table:table-cell office:value-type="float" office:value="0.043182" calcext:value-type="float">
            <text:p>0,04318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41967" calcext:value-type="float">
            <text:p>0,041967</text:p>
          </table:table-cell>
          <table:table-cell office:value-type="float" office:value="0.005139" calcext:value-type="float">
            <text:p>0,00513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44389" calcext:value-type="float">
            <text:p>0,544389</text:p>
          </table:table-cell>
          <table:table-cell office:value-type="float" office:value="0.048079" calcext:value-type="float">
            <text:p>0,04807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48316" calcext:value-type="float">
            <text:p>0,48316</text:p>
          </table:table-cell>
          <table:table-cell office:value-type="float" office:value="0.030495" calcext:value-type="float">
            <text:p>0,03049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348246" calcext:value-type="float">
            <text:p>0,348246</text:p>
          </table:table-cell>
          <table:table-cell office:value-type="float" office:value="0.020396" calcext:value-type="float">
            <text:p>0,02039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34914" calcext:value-type="float">
            <text:p>0,134914</text:p>
          </table:table-cell>
          <table:table-cell office:value-type="float" office:value="0.012458" calcext:value-type="float">
            <text:p>0,01245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Benchmarks.incThreadCount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550434" calcext:value-type="float">
            <text:p>0,550434</text:p>
          </table:table-cell>
          <table:table-cell office:value-type="float" office:value="0.010847" calcext:value-type="float">
            <text:p>0,01084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771142" calcext:value-type="float">
            <text:p>0,771142</text:p>
          </table:table-cell>
          <table:table-cell office:value-type="float" office:value="0.022095" calcext:value-type="float">
            <text:p>0,02209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97839" calcext:value-type="float">
            <text:p>0,097839</text:p>
          </table:table-cell>
          <table:table-cell office:value-type="float" office:value="0.020512" calcext:value-type="float">
            <text:p>0,02051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73303" calcext:value-type="float">
            <text:p>0,673303</text:p>
          </table:table-cell>
          <table:table-cell office:value-type="float" office:value="0.009601" calcext:value-type="float">
            <text:p>0,00960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41047" calcext:value-type="float">
            <text:p>0,941047</text:p>
          </table:table-cell>
          <table:table-cell office:value-type="float" office:value="0.015532" calcext:value-type="float">
            <text:p>0,01553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read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8734" calcext:value-type="float">
            <text:p>0,28734</text:p>
          </table:table-cell>
          <table:table-cell office:value-type="float" office:value="0.010418" calcext:value-type="float">
            <text:p>0,01041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writer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53707" calcext:value-type="float">
            <text:p>0,653707</text:p>
          </table:table-cell>
          <table:table-cell office:value-type="float" office:value="0.00791" calcext:value-type="float">
            <text:p>0,0079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23803" calcext:value-type="float">
            <text:p>0,023803</text:p>
          </table:table-cell>
          <table:table-cell office:value-type="float" office:value="0.000921" calcext:value-type="float">
            <text:p>0,00092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Threads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02339" calcext:value-type="float">
            <text:p>0,102339</text:p>
          </table:table-cell>
          <table:table-cell office:value-type="float" office:value="0.001406" calcext:value-type="float">
            <text:p>0,00140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5272" calcext:value-type="float">
            <text:p>0,015272</text:p>
          </table:table-cell>
          <table:table-cell office:value-type="float" office:value="0.000442" calcext:value-type="float">
            <text:p>0,00044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Thread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01285" calcext:value-type="float">
            <text:p>0,101285</text:p>
          </table:table-cell>
          <table:table-cell office:value-type="float" office:value="0.000872" calcext:value-type="float">
            <text:p>0,00087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Benchmark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2108" calcext:value-type="float">
            <text:p>0,62108</text:p>
          </table:table-cell>
          <table:table-cell office:value-type="float" office:value="0.003057" calcext:value-type="float">
            <text:p>0,00305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Benchmarks.incThreadCoun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4987" calcext:value-type="float">
            <text:p>0,54987</text:p>
          </table:table-cell>
          <table:table-cell office:value-type="float" office:value="0.010607" calcext:value-type="float">
            <text:p>0,01060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809312" calcext:value-type="float">
            <text:p>0,809312</text:p>
          </table:table-cell>
          <table:table-cell office:value-type="float" office:value="0.033953" calcext:value-type="float">
            <text:p>0,03395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73405" calcext:value-type="float">
            <text:p>0,173405</text:p>
          </table:table-cell>
          <table:table-cell office:value-type="float" office:value="0.017006" calcext:value-type="float">
            <text:p>0,01700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635907" calcext:value-type="float">
            <text:p>0,635907</text:p>
          </table:table-cell>
          <table:table-cell office:value-type="float" office:value="0.030059" calcext:value-type="float">
            <text:p>0,03005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34164" calcext:value-type="float">
            <text:p>0,934164</text:p>
          </table:table-cell>
          <table:table-cell office:value-type="float" office:value="0.015308" calcext:value-type="float">
            <text:p>0,01530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82201" calcext:value-type="float">
            <text:p>0,282201</text:p>
          </table:table-cell>
          <table:table-cell office:value-type="float" office:value="0.011327" calcext:value-type="float">
            <text:p>0,01132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651963" calcext:value-type="float">
            <text:p>0,651963</text:p>
          </table:table-cell>
          <table:table-cell office:value-type="float" office:value="0.020039" calcext:value-type="float">
            <text:p>0,02003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Benchmark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33134" calcext:value-type="float">
            <text:p>0,033134</text:p>
          </table:table-cell>
          <table:table-cell office:value-type="float" office:value="0.001183" calcext:value-type="float">
            <text:p>0,00118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Thread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01679" calcext:value-type="float">
            <text:p>0,101679</text:p>
          </table:table-cell>
          <table:table-cell office:value-type="float" office:value="0.00144" calcext:value-type="float">
            <text:p>0,0014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Benchmark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24202" calcext:value-type="float">
            <text:p>0,024202</text:p>
          </table:table-cell>
          <table:table-cell office:value-type="float" office:value="0.000463" calcext:value-type="float">
            <text:p>0,00046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Threa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01129" calcext:value-type="float">
            <text:p>0,101129</text:p>
          </table:table-cell>
          <table:table-cell office:value-type="float" office:value="0.001816" calcext:value-type="float">
            <text:p>0,00181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Benchmark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618524" calcext:value-type="float">
            <text:p>0,618524</text:p>
          </table:table-cell>
          <table:table-cell office:value-type="float" office:value="0.003034" calcext:value-type="float">
            <text:p>0,00303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Threa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212396" calcext:value-type="float">
            <text:p>0,212396</text:p>
          </table:table-cell>
          <table:table-cell office:value-type="float" office:value="0.001144" calcext:value-type="float">
            <text:p>0,00114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546328" calcext:value-type="float">
            <text:p>0,546328</text:p>
          </table:table-cell>
          <table:table-cell office:value-type="float" office:value="0.019014" calcext:value-type="float">
            <text:p>0,01901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49568" calcext:value-type="float">
            <text:p>0,049568</text:p>
          </table:table-cell>
          <table:table-cell office:value-type="float" office:value="0.004105" calcext:value-type="float">
            <text:p>0,00410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49676" calcext:value-type="float">
            <text:p>0,49676</text:p>
          </table:table-cell>
          <table:table-cell office:value-type="float" office:value="0.021834" calcext:value-type="float">
            <text:p>0,02183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89893" calcext:value-type="float">
            <text:p>0,89893</text:p>
          </table:table-cell>
          <table:table-cell office:value-type="float" office:value="0.04276" calcext:value-type="float">
            <text:p>0,0427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73139" calcext:value-type="float">
            <text:p>0,273139</text:p>
          </table:table-cell>
          <table:table-cell office:value-type="float" office:value="0.017775" calcext:value-type="float">
            <text:p>0,01777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625792" calcext:value-type="float">
            <text:p>0,625792</text:p>
          </table:table-cell>
          <table:table-cell office:value-type="float" office:value="0.035732" calcext:value-type="float">
            <text:p>0,03573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333861" calcext:value-type="float">
            <text:p>0,333861</text:p>
          </table:table-cell>
          <table:table-cell office:value-type="float" office:value="0.093168" calcext:value-type="float">
            <text:p>0,09316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30432" calcext:value-type="float">
            <text:p>0,030432</text:p>
          </table:table-cell>
          <table:table-cell office:value-type="float" office:value="0.007675" calcext:value-type="float">
            <text:p>0,00767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30343" calcext:value-type="float">
            <text:p>0,30343</text:p>
          </table:table-cell>
          <table:table-cell office:value-type="float" office:value="0.086241" calcext:value-type="float">
            <text:p>0,08624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65882" calcext:value-type="float">
            <text:p>0,165882</text:p>
          </table:table-cell>
          <table:table-cell office:value-type="float" office:value="0.005287" calcext:value-type="float">
            <text:p>0,00528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19368" calcext:value-type="float">
            <text:p>0,119368</text:p>
          </table:table-cell>
          <table:table-cell office:value-type="float" office:value="0.004757" calcext:value-type="float">
            <text:p>0,00475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46514" calcext:value-type="float">
            <text:p>0,046514</text:p>
          </table:table-cell>
          <table:table-cell office:value-type="float" office:value="0.001789" calcext:value-type="float">
            <text:p>0,00178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Benchmarks.incThreadCoun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4987" calcext:value-type="float">
            <text:p>0,54987</text:p>
          </table:table-cell>
          <table:table-cell office:value-type="float" office:value="0.010607" calcext:value-type="float">
            <text:p>0,01060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809312" calcext:value-type="float">
            <text:p>0,809312</text:p>
          </table:table-cell>
          <table:table-cell office:value-type="float" office:value="0.033953" calcext:value-type="float">
            <text:p>0,03395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73405" calcext:value-type="float">
            <text:p>0,173405</text:p>
          </table:table-cell>
          <table:table-cell office:value-type="float" office:value="0.017006" calcext:value-type="float">
            <text:p>0,01700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635907" calcext:value-type="float">
            <text:p>0,635907</text:p>
          </table:table-cell>
          <table:table-cell office:value-type="float" office:value="0.030059" calcext:value-type="float">
            <text:p>0,03005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34164" calcext:value-type="float">
            <text:p>0,934164</text:p>
          </table:table-cell>
          <table:table-cell office:value-type="float" office:value="0.015308" calcext:value-type="float">
            <text:p>0,01530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82201" calcext:value-type="float">
            <text:p>0,282201</text:p>
          </table:table-cell>
          <table:table-cell office:value-type="float" office:value="0.011327" calcext:value-type="float">
            <text:p>0,01132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651963" calcext:value-type="float">
            <text:p>0,651963</text:p>
          </table:table-cell>
          <table:table-cell office:value-type="float" office:value="0.020039" calcext:value-type="float">
            <text:p>0,02003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Benchmark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33134" calcext:value-type="float">
            <text:p>0,033134</text:p>
          </table:table-cell>
          <table:table-cell office:value-type="float" office:value="0.001183" calcext:value-type="float">
            <text:p>0,00118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Thread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01679" calcext:value-type="float">
            <text:p>0,101679</text:p>
          </table:table-cell>
          <table:table-cell office:value-type="float" office:value="0.00144" calcext:value-type="float">
            <text:p>0,0014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Benchmark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24202" calcext:value-type="float">
            <text:p>0,024202</text:p>
          </table:table-cell>
          <table:table-cell office:value-type="float" office:value="0.000463" calcext:value-type="float">
            <text:p>0,00046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Threa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01129" calcext:value-type="float">
            <text:p>0,101129</text:p>
          </table:table-cell>
          <table:table-cell office:value-type="float" office:value="0.001816" calcext:value-type="float">
            <text:p>0,00181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Benchmark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618524" calcext:value-type="float">
            <text:p>0,618524</text:p>
          </table:table-cell>
          <table:table-cell office:value-type="float" office:value="0.003034" calcext:value-type="float">
            <text:p>0,00303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Threa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212396" calcext:value-type="float">
            <text:p>0,212396</text:p>
          </table:table-cell>
          <table:table-cell office:value-type="float" office:value="0.001144" calcext:value-type="float">
            <text:p>0,00114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546328" calcext:value-type="float">
            <text:p>0,546328</text:p>
          </table:table-cell>
          <table:table-cell office:value-type="float" office:value="0.019014" calcext:value-type="float">
            <text:p>0,01901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49568" calcext:value-type="float">
            <text:p>0,049568</text:p>
          </table:table-cell>
          <table:table-cell office:value-type="float" office:value="0.004105" calcext:value-type="float">
            <text:p>0,00410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49676" calcext:value-type="float">
            <text:p>0,49676</text:p>
          </table:table-cell>
          <table:table-cell office:value-type="float" office:value="0.021834" calcext:value-type="float">
            <text:p>0,02183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89893" calcext:value-type="float">
            <text:p>0,89893</text:p>
          </table:table-cell>
          <table:table-cell office:value-type="float" office:value="0.04276" calcext:value-type="float">
            <text:p>0,0427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73139" calcext:value-type="float">
            <text:p>0,273139</text:p>
          </table:table-cell>
          <table:table-cell office:value-type="float" office:value="0.017775" calcext:value-type="float">
            <text:p>0,01777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625792" calcext:value-type="float">
            <text:p>0,625792</text:p>
          </table:table-cell>
          <table:table-cell office:value-type="float" office:value="0.035732" calcext:value-type="float">
            <text:p>0,03573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333861" calcext:value-type="float">
            <text:p>0,333861</text:p>
          </table:table-cell>
          <table:table-cell office:value-type="float" office:value="0.093168" calcext:value-type="float">
            <text:p>0,09316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30432" calcext:value-type="float">
            <text:p>0,030432</text:p>
          </table:table-cell>
          <table:table-cell office:value-type="float" office:value="0.007675" calcext:value-type="float">
            <text:p>0,00767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30343" calcext:value-type="float">
            <text:p>0,30343</text:p>
          </table:table-cell>
          <table:table-cell office:value-type="float" office:value="0.086241" calcext:value-type="float">
            <text:p>0,08624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65882" calcext:value-type="float">
            <text:p>0,165882</text:p>
          </table:table-cell>
          <table:table-cell office:value-type="float" office:value="0.005287" calcext:value-type="float">
            <text:p>0,00528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19368" calcext:value-type="float">
            <text:p>0,119368</text:p>
          </table:table-cell>
          <table:table-cell office:value-type="float" office:value="0.004757" calcext:value-type="float">
            <text:p>0,00475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46514" calcext:value-type="float">
            <text:p>0,046514</text:p>
          </table:table-cell>
          <table:table-cell office:value-type="float" office:value="0.001789" calcext:value-type="float">
            <text:p>0,00178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Benchmarks.incThreadCoun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4987" calcext:value-type="float">
            <text:p>0,54987</text:p>
          </table:table-cell>
          <table:table-cell office:value-type="float" office:value="0.010607" calcext:value-type="float">
            <text:p>0,01060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809312" calcext:value-type="float">
            <text:p>0,809312</text:p>
          </table:table-cell>
          <table:table-cell office:value-type="float" office:value="0.033953" calcext:value-type="float">
            <text:p>0,03395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73405" calcext:value-type="float">
            <text:p>0,173405</text:p>
          </table:table-cell>
          <table:table-cell office:value-type="float" office:value="0.017006" calcext:value-type="float">
            <text:p>0,017006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635907" calcext:value-type="float">
            <text:p>0,635907</text:p>
          </table:table-cell>
          <table:table-cell office:value-type="float" office:value="0.030059" calcext:value-type="float">
            <text:p>0,03005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34164" calcext:value-type="float">
            <text:p>0,934164</text:p>
          </table:table-cell>
          <table:table-cell office:value-type="float" office:value="0.015308" calcext:value-type="float">
            <text:p>0,01530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Benchmarks.incThreadCount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8859" calcext:value-type="float">
            <text:p>0,18859</text:p>
          </table:table-cell>
          <table:table-cell office:value-type="float" office:value="0.003992" calcext:value-type="float">
            <text:p>0,00399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88192" calcext:value-type="float">
            <text:p>0,288192</text:p>
          </table:table-cell>
          <table:table-cell office:value-type="float" office:value="0.006135" calcext:value-type="float">
            <text:p>0,00613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62942" calcext:value-type="float">
            <text:p>0,062942</text:p>
          </table:table-cell>
          <table:table-cell office:value-type="float" office:value="0.005312" calcext:value-type="float">
            <text:p>0,005312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baseline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2525" calcext:value-type="float">
            <text:p>0,22525</text:p>
          </table:table-cell>
          <table:table-cell office:value-type="float" office:value="0.007565" calcext:value-type="float">
            <text:p>0,00756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314795" calcext:value-type="float">
            <text:p>0,314795</text:p>
          </table:table-cell>
          <table:table-cell office:value-type="float" office:value="0.007394" calcext:value-type="float">
            <text:p>0,00739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94998" calcext:value-type="float">
            <text:p>0,094998</text:p>
          </table:table-cell>
          <table:table-cell office:value-type="float" office:value="0.004577" calcext:value-type="float">
            <text:p>0,00457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FalseSharing.padded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19797" calcext:value-type="float">
            <text:p>0,219797</text:p>
          </table:table-cell>
          <table:table-cell office:value-type="float" office:value="0.008311" calcext:value-type="float">
            <text:p>0,00831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Benchmark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10887" calcext:value-type="float">
            <text:p>0,010887</text:p>
          </table:table-cell>
          <table:table-cell office:value-type="float" office:value="0.000345" calcext:value-type="float">
            <text:p>0,000345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lockThreads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3467" calcext:value-type="float">
            <text:p>0,03467</text:p>
          </table:table-cell>
          <table:table-cell office:value-type="float" office:value="0.000643" calcext:value-type="float">
            <text:p>0,00064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Benchmark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0808" calcext:value-type="float">
            <text:p>0,00808</text:p>
          </table:table-cell>
          <table:table-cell office:value-type="float" office:value="0.000117" calcext:value-type="float">
            <text:p>0,00011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syncronizedThrea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34435" calcext:value-type="float">
            <text:p>0,034435</text:p>
          </table:table-cell>
          <table:table-cell office:value-type="float" office:value="0.000487" calcext:value-type="float">
            <text:p>0,00048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Benchmark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15324" calcext:value-type="float">
            <text:p>0,215324</text:p>
          </table:table-cell>
          <table:table-cell office:value-type="float" office:value="0.001724" calcext:value-type="float">
            <text:p>0,00172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Locks.volatileThrea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73138" calcext:value-type="float">
            <text:p>0,073138</text:p>
          </table:table-cell>
          <table:table-cell office:value-type="float" office:value="0.000534" calcext:value-type="float">
            <text:p>0,00053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81967" calcext:value-type="float">
            <text:p>0,181967</text:p>
          </table:table-cell>
          <table:table-cell office:value-type="float" office:value="0.013489" calcext:value-type="float">
            <text:p>0,01348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18047" calcext:value-type="float">
            <text:p>0,018047</text:p>
          </table:table-cell>
          <table:table-cell office:value-type="float" office:value="0.001749" calcext:value-type="float">
            <text:p>0,001749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Benchmark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63919" calcext:value-type="float">
            <text:p>0,163919</text:p>
          </table:table-cell>
          <table:table-cell office:value-type="float" office:value="0.012853" calcext:value-type="float">
            <text:p>0,01285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310511" calcext:value-type="float">
            <text:p>0,310511</text:p>
          </table:table-cell>
          <table:table-cell office:value-type="float" office:value="0.012808" calcext:value-type="float">
            <text:p>0,01280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95586" calcext:value-type="float">
            <text:p>0,095586</text:p>
          </table:table-cell>
          <table:table-cell office:value-type="float" office:value="0.005263" calcext:value-type="float">
            <text:p>0,005263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baselineThread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14925" calcext:value-type="float">
            <text:p>0,214925</text:p>
          </table:table-cell>
          <table:table-cell office:value-type="float" office:value="0.010737" calcext:value-type="float">
            <text:p>0,01073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86829" calcext:value-type="float">
            <text:p>0,186829</text:p>
          </table:table-cell>
          <table:table-cell office:value-type="float" office:value="0.008101" calcext:value-type="float">
            <text:p>0,008101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18056" calcext:value-type="float">
            <text:p>0,018056</text:p>
          </table:table-cell>
          <table:table-cell office:value-type="float" office:value="0.001548" calcext:value-type="float">
            <text:p>0,00154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Benchmark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68773" calcext:value-type="float">
            <text:p>0,168773</text:p>
          </table:table-cell>
          <table:table-cell office:value-type="float" office:value="0.008857" calcext:value-type="float">
            <text:p>0,008857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62247" calcext:value-type="float">
            <text:p>0,162247</text:p>
          </table:table-cell>
          <table:table-cell office:value-type="float" office:value="0.005458" calcext:value-type="float">
            <text:p>0,005458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read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16306" calcext:value-type="float">
            <text:p>0,116306</text:p>
          </table:table-cell>
          <table:table-cell office:value-type="float" office:value="0.005714" calcext:value-type="float">
            <text:p>0,005714</text:p>
          </table:table-cell>
          <table:table-cell office:value-type="string" calcext:value-type="string">
            <text:p>ops/ns</text:p>
          </table:table-cell>
        </table:table-row>
        <table:table-row table:style-name="ro1">
          <table:table-cell office:value-type="string" calcext:value-type="string">
            <text:p>ru.ifmo.mpp.jmh.Volatile.volatileThread:writer</text:p>
          </table:table-cell>
          <table:table-cell office:value-type="string" calcext:value-type="string">
            <text:p>thrp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45941" calcext:value-type="float">
            <text:p>0,045941</text:p>
          </table:table-cell>
          <table:table-cell office:value-type="float" office:value="0.001918" calcext:value-type="float">
            <text:p>0,001918</text:p>
          </table:table-cell>
          <table:table-cell office:value-type="string" calcext:value-type="string">
            <text:p>ops/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09:29:06.512382649</dc:date>
    <meta:editing-duration>PT9H5M2S</meta:editing-duration>
    <meta:editing-cycles>1</meta:editing-cycles>
    <meta:document-statistic meta:table-count="1" meta:cell-count="1176" meta:object-count="0"/>
    <meta:generator>LibreOffice/5.1.4.2$Linux_X86_64 LibreOffice_project/10m0$Build-2</meta:generator>
  </office:meta>
</office:document-meta>
</file>